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000000328BD5891BD49D642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e243" officeooo:paragraph-rsid="0016e2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7.463cm" draw:z-index="0"><draw:image xlink:href="Pictures/100000010000077000000328BD5891BD49D642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e243" officeooo:paragraph-rsid="0016e24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aul Alexander López Contrer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3:54:59.286731519</meta:creation-date>
    <dc:date>2024-07-15T14:01:19.599104765</dc:date>
    <meta:editing-duration>PT6M20S</meta:editing-duration>
    <meta:editing-cycles>1</meta:editing-cycles>
    <meta:document-statistic meta:table-count="0" meta:image-count="1" meta:object-count="0" meta:page-count="1" meta:paragraph-count="1" meta:word-count="4" meta:character-count="30" meta:non-whitespace-character-count="27"/>
    <meta:generator>LibreOffice/7.3.7.2$Linux_X86_64 LibreOffice_project/30$Build-2</meta:generator>
  </office:meta>
</office:document-meta>
</file>